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1" table:default-cell-style-name="Default"/>
        <table:table-row table:style-name="ro1">
          <table:table-cell office:value-type="string" calcext:value-type="string">
            <text:p>ITEM:</text:p>
          </table:table-cell>
          <table:table-cell office:value-type="string" calcext:value-type="string">
            <text:p>TIMESTEP</text:p>
          </table:table-cell>
          <table:table-cell table:number-columns-repeated="6"/>
          <table:table-cell office:value-type="string" calcext:value-type="string">
            <text:p>regular</text:p>
          </table:table-cell>
          <table:table-cell table:number-columns-repeated="4"/>
          <table:table-cell office:value-type="string" calcext:value-type="string">
            <text:p>cros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dt</text:p>
          </table:table-cell>
          <table:table-cell office:value-type="string" calcext:value-type="string">
            <text:p>vacf_x</text:p>
          </table:table-cell>
          <table:table-cell office:value-type="string" calcext:value-type="string">
            <text:p>vacf_y</text:p>
          </table:table-cell>
          <table:table-cell office:value-type="string" calcext:value-type="string">
            <text:p>vacf_z</text:p>
          </table:table-cell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vacf_x</text:p>
          </table:table-cell>
          <table:table-cell office:value-type="string" calcext:value-type="string">
            <text:p>vacf_y</text:p>
          </table:table-cell>
          <table:table-cell office:value-type="string" calcext:value-type="string">
            <text:p>vacf_z</text:p>
          </table:table-cell>
        </table:table-row>
        <table:table-row table:style-name="ro1">
          <table:table-cell office:value-type="string" calcext:value-type="string">
            <text:p>ITEM: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TOM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([.B10]*[.B10]+[.B11]*[.B11]+[.B21]*[.B21]+[.B22]*[.B22]+[.B32]*[.B32]+[.B33]*[.B33]+[.B43]*[.B43]+[.B44]*[.B44])/8" office:value-type="float" office:value="4.125" calcext:value-type="float">
            <text:p>4.125</text:p>
          </table:table-cell>
          <table:table-cell table:formula="of:=([.C10]*[.C10]+[.C11]*[.C11]+[.C21]*[.C21]+[.C22]*[.C22]+[.C32]*[.C32]+[.C33]*[.C33]+[.C43]*[.C43]+[.C44]*[.C44])/8" office:value-type="float" office:value="5.125" calcext:value-type="float">
            <text:p>5.125</text:p>
          </table:table-cell>
          <table:table-cell table:formula="of:=([.D10]*[.D10]+[.D11]*[.D11]+[.D21]*[.D21]+[.D22]*[.D22]+[.D32]*[.D32]+[.D33]*[.D33]+[.D43]*[.D43]+[.D44]*[.D44])/8" office:value-type="float" office:value="4.75" calcext:value-type="float">
            <text:p>4.75</text:p>
          </table:table-cell>
          <table:table-cell/>
          <table:table-cell office:value-type="float" office:value="0" calcext:value-type="float">
            <text:p>0</text:p>
          </table:table-cell>
          <table:table-cell table:formula="of:=(AVERAGE([.B10:.B11])*AVERAGE([.B10:.B11])+AVERAGE([.B21:.B22])*AVERAGE([.B21:.B22])+AVERAGE([.B32:.B33])*AVERAGE([.B32:.B33])+AVERAGE([.B43:.B44])*AVERAGE([.B43:.B44]))/4" office:value-type="float" office:value="3.6875" calcext:value-type="float">
            <text:p>3.6875</text:p>
          </table:table-cell>
          <table:table-cell table:formula="of:=(AVERAGE([.C10:.C11])*AVERAGE([.C10:.C11])+AVERAGE([.C21:.C22])*AVERAGE([.C21:.C22])+AVERAGE([.C32:.C33])*AVERAGE([.C32:.C33])+AVERAGE([.C43:.C44])*AVERAGE([.C43:.C44]))/4" office:value-type="float" office:value="4.6875" calcext:value-type="float">
            <text:p>4.6875</text:p>
          </table:table-cell>
          <table:table-cell table:formula="of:=(AVERAGE([.D10:.D11])*AVERAGE([.D10:.D11])+AVERAGE([.D21:.D22])*AVERAGE([.D21:.D22])+AVERAGE([.D32:.D33])*AVERAGE([.D32:.D33])+AVERAGE([.D43:.D44])*AVERAGE([.D43:.D44]))/4"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([.B10]*[.B21]+[.B11]*[.B22]+[.B21]*[.B32]+[.B22]*[.B33]+[.B32]*[.B43]+[.B33]*[.B44])/6" office:value-type="float" office:value="3.66666666666667" calcext:value-type="float">
            <text:p>3.6666666667</text:p>
          </table:table-cell>
          <table:table-cell table:formula="of:=([.C10]*[.C21]+[.C11]*[.C22]+[.C21]*[.C32]+[.C22]*[.C33]+[.C32]*[.C43]+[.C33]*[.C44])/6" office:value-type="float" office:value="4.33333333333333" calcext:value-type="float">
            <text:p>4.3333333333</text:p>
          </table:table-cell>
          <table:table-cell table:formula="of:=([.D10]*[.D21]+[.D11]*[.D22]+[.D21]*[.D32]+[.D22]*[.D33]+[.D32]*[.D43]+[.D33]*[.D44])/6" office:value-type="float" office:value="4.5" calcext:value-type="float">
            <text:p>4.5</text:p>
          </table:table-cell>
          <table:table-cell/>
          <table:table-cell office:value-type="float" office:value="1" calcext:value-type="float">
            <text:p>1</text:p>
          </table:table-cell>
          <table:table-cell table:formula="of:=(AVERAGE([.B10:.B11])*AVERAGE([.B21:.B22])+AVERAGE([.B21:.B22])*AVERAGE([.B32:.B33])+AVERAGE([.B32:.B33])*AVERAGE([.B43:.B44]))/3" office:value-type="float" office:value="3.66666666666667" calcext:value-type="float">
            <text:p>3.6666666667</text:p>
          </table:table-cell>
          <table:table-cell table:formula="of:=(AVERAGE([.C10:.C11])*AVERAGE([.C21:.C22])+AVERAGE([.C21:.C22])*AVERAGE([.C32:.C33])+AVERAGE([.C32:.C33])*AVERAGE([.C43:.C44]))/3" office:value-type="float" office:value="4.33333333333333" calcext:value-type="float">
            <text:p>4.3333333333</text:p>
          </table:table-cell>
          <table:table-cell table:formula="of:=(AVERAGE([.D10:.D11])*AVERAGE([.D21:.D22])+AVERAGE([.D21:.D22])*AVERAGE([.D32:.D33])+AVERAGE([.D32:.D33])*AVERAGE([.D43:.D44]))/3"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ITEM: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OUNDS</text:p>
          </table:table-cell>
          <table:table-cell table:number-columns-repeated="3" office:value-type="string" calcext:value-type="string">
            <text:p>p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B10]*[.B32]+[.B11]*[.B33]+[.B21]*[.B43]+[.B22]*[.B44])/4" office:value-type="float" office:value="3.25" calcext:value-type="float">
            <text:p>3.25</text:p>
          </table:table-cell>
          <table:table-cell table:formula="of:=([.C10]*[.C32]+[.C11]*[.C33]+[.C21]*[.C43]+[.C22]*[.C44])/4" office:value-type="float" office:value="4.25" calcext:value-type="float">
            <text:p>4.25</text:p>
          </table:table-cell>
          <table:table-cell table:formula="of:=([.D10]*[.D32]+[.D11]*[.D33]+[.D21]*[.D43]+[.D22]*[.D44])/4"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 table:formula="of:=(AVERAGE([.B10:.B11])*AVERAGE([.B32:.B33])+AVERAGE([.B21:.B22])*AVERAGE([.B43:.B44]))/2" office:value-type="float" office:value="3.375" calcext:value-type="float">
            <text:p>3.375</text:p>
          </table:table-cell>
          <table:table-cell table:formula="of:=(AVERAGE([.C10:.C11])*AVERAGE([.C32:.C33])+AVERAGE([.C21:.C22])*AVERAGE([.C43:.C44]))/2" office:value-type="float" office:value="4.375" calcext:value-type="float">
            <text:p>4.375</text:p>
          </table:table-cell>
          <table:table-cell table:formula="of:=(AVERAGE([.D10:.D11])*AVERAGE([.D32:.D33])+AVERAGE([.D21:.D22])*AVERAGE([.D43:.D44]))/2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formula="of:=([.B10]*[.B43]+[.B11]*[.B44])/2" office:value-type="float" office:value="2.5" calcext:value-type="float">
            <text:p>2.5</text:p>
          </table:table-cell>
          <table:table-cell table:formula="of:=([.C10]*[.C43]+[.C11]*[.C44])/2" office:value-type="float" office:value="4.5" calcext:value-type="float">
            <text:p>4.5</text:p>
          </table:table-cell>
          <table:table-cell table:formula="of:=([.D10]*[.D43]+[.D11]*[.D44])/2" office:value-type="float" office:value="2.5" calcext:value-type="float">
            <text:p>2.5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B10:.B11])*AVERAGE([.B43:.B44])" office:value-type="float" office:value="3" calcext:value-type="float">
            <text:p>3</text:p>
          </table:table-cell>
          <table:table-cell table:formula="of:=AVERAGE([.C10:.C11])*AVERAGE([.C43:.C44])" office:value-type="float" office:value="5" calcext:value-type="float">
            <text:p>5</text:p>
          </table:table-cell>
          <table:table-cell table:formula="of:=AVERAGE([.D10:.D11])*AVERAGE([.D43:.D4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TEM:</text:p>
          </table:table-cell>
          <table:table-cell office:value-type="string" calcext:value-type="string">
            <text:p>ATOM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TEM:</text:p>
          </table:table-cell>
          <table:table-cell office:value-type="string" calcext:value-type="string">
            <text:p>TIMESTEP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TEM: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TOMS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TEM: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OUNDS</text:p>
          </table:table-cell>
          <table:table-cell table:number-columns-repeated="3" office:value-type="string" calcext:value-type="string">
            <text:p>pp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TEM:</text:p>
          </table:table-cell>
          <table:table-cell office:value-type="string" calcext:value-type="string">
            <text:p>ATOM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11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TEM:</text:p>
          </table:table-cell>
          <table:table-cell office:value-type="string" calcext:value-type="string">
            <text:p>TIMESTEP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TEM: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TOMS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TEM: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OUNDS</text:p>
          </table:table-cell>
          <table:table-cell table:number-columns-repeated="3" office:value-type="string" calcext:value-type="string">
            <text:p>pp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TEM:</text:p>
          </table:table-cell>
          <table:table-cell office:value-type="string" calcext:value-type="string">
            <text:p>ATOM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TEM:</text:p>
          </table:table-cell>
          <table:table-cell office:value-type="string" calcext:value-type="string">
            <text:p>TIMESTEP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TEM: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TOMS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TEM: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OUNDS</text:p>
          </table:table-cell>
          <table:table-cell table:number-columns-repeated="3" office:value-type="string" calcext:value-type="string">
            <text:p>pp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TEM:</text:p>
          </table:table-cell>
          <table:table-cell office:value-type="string" calcext:value-type="string">
            <text:p>ATOM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5:25:48.190879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6T15:32:49.801630759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78" meta:object-count="0"/>
  </office:meta>
</office:document-meta>
</file>